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3.413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4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13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13" office:value-type="date" office:date-value="2025-09-24" calcext:value-type="date">
            <text:p>09/24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13" office:value-type="date" office:date-value="2025-09-25" calcext:value-type="date">
            <text:p>09/25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13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13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13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83 (Ransom Note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87 (First Unique Character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/>
          <table:table-cell table:number-columns-repeated="5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2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6">
          <table:table-cell table:style-name="ce2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Grouping &amp; Mapping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office:forms form:automatic-focus="false" form:apply-design-mode="false"/>
        <table:table-column table:style-name="co9" table:default-cell-style-name="Default"/>
        <table:table-column table:style-name="co8" table:default-cell-style-name="ce13"/>
        <table:table-column table:style-name="co8" table:number-columns-repeated="3" table:default-cell-style-name="Default"/>
        <table:table-row table:style-name="ro1">
          <table:table-cell table:style-name="ce3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8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19:15:51.179083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0-04T20:46:55.781540220</dc:date>
    <meta:generator>LibreOffice/25.2.6.2$Linux_X86_64 LibreOffice_project/40d1a0e1d5bdf1afaeae24d9ece32bbb00fa66a4</meta:generator>
    <meta:editing-duration>P1DT7H9M46S</meta:editing-duration>
    <meta:editing-cycles>44</meta:editing-cycles>
    <meta:document-statistic meta:table-count="3" meta:cell-count="294" meta:object-count="0"/>
    <meta:user-defined meta:name="AppVersion">12.0000</meta:user-defined>
  </office:meta>
</office:document-meta>
</file>